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mily-generic="roman"/>
    <style:font-face style:name="Baskerville" svg:font-family="Baskervil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text-properties style:font-name="CAmbria" fo:language="en" fo:country="US" fo:font-weight="bold" style:font-weight-asian="bold" style:font-weight-complex="bold"/>
    </style:style>
    <style:style style:name="P3" style:family="paragraph" style:parent-style-name="Standard">
      <style:text-properties style:font-name="CAmbria" fo:font-size="11pt" style:font-size-asian="11pt" style:font-size-complex="11pt"/>
    </style:style>
    <style:style style:name="P4" style:family="paragraph" style:parent-style-name="Standard">
      <style:text-properties style:font-name="CAmbria" fo:font-size="11pt" fo:language="en" fo:country="US" style:font-size-asian="11pt" style:font-size-complex="11pt"/>
    </style:style>
    <style:style style:name="P5" style:family="paragraph" style:parent-style-name="footnote_20_text" style:master-page-name="Converted1">
      <style:paragraph-properties style:page-number="auto"/>
    </style:style>
    <style:style style:name="P6" style:family="paragraph" style:parent-style-name="footnote_20_text" style:master-page-name="Converted2">
      <style:paragraph-properties style:page-number="auto"/>
    </style:style>
    <style:style style:name="P7" style:family="paragraph" style:parent-style-name="footnote_20_text" style:master-page-name="Converted3">
      <style:paragraph-properties style:page-number="auto"/>
    </style:style>
    <style:style style:name="P8" style:family="paragraph" style:parent-style-name="footnote_20_text" style:master-page-name="Converted4">
      <style:paragraph-properties style:page-number="auto"/>
    </style:style>
    <style:style style:name="P9" style:family="paragraph" style:parent-style-name="footnote_20_text" style:master-page-name="Converted5">
      <style:paragraph-properties style:page-number="auto"/>
    </style:style>
    <style:style style:name="P10" style:family="paragraph" style:parent-style-name="footnote_20_text" style:master-page-name="Converted6">
      <style:paragraph-properties style:page-number="auto"/>
    </style:style>
    <style:style style:name="P11" style:family="paragraph" style:parent-style-name="footnote_20_text" style:master-page-name="Converted7">
      <style:paragraph-properties style:page-number="auto"/>
    </style:style>
    <style:style style:name="P12" style:family="paragraph" style:parent-style-name="footnote_20_text" style:master-page-name="Converted8">
      <style:paragraph-properties style:page-number="auto"/>
    </style:style>
    <style:style style:name="P13" style:family="paragraph" style:parent-style-name="footnote_20_text" style:master-page-name="Converted9">
      <style:paragraph-properties style:page-number="auto"/>
    </style:style>
    <style:style style:name="P14" style:family="paragraph" style:parent-style-name="footnote_20_text" style:master-page-name="Converted10">
      <style:paragraph-properties style:page-number="auto"/>
    </style:style>
    <style:style style:name="P15" style:family="paragraph" style:parent-style-name="footnote_20_text" style:master-page-name="Converted11">
      <style:paragraph-properties style:page-number="auto"/>
    </style:style>
    <style:style style:name="P16" style:family="paragraph" style:parent-style-name="footnote_20_text" style:master-page-name="Converted12">
      <style:paragraph-properties style:page-number="auto"/>
    </style:style>
    <style:style style:name="P17" style:family="paragraph" style:parent-style-name="footnote_20_text" style:master-page-name="Converted13">
      <style:paragraph-properties style:page-number="auto"/>
    </style:style>
    <style:style style:name="P18" style:family="paragraph" style:parent-style-name="footnote_20_text" style:master-page-name="Converted14">
      <style:paragraph-properties style:page-number="auto"/>
    </style:style>
    <style:style style:name="P19" style:family="paragraph" style:parent-style-name="footnote_20_text" style:master-page-name="Converted15">
      <style:paragraph-properties style:page-number="auto"/>
    </style:style>
    <style:style style:name="P20" style:family="paragraph" style:parent-style-name="footnote_20_text" style:master-page-name="Converted16">
      <style:paragraph-properties style:page-number="auto"/>
    </style:style>
    <style:style style:name="P21" style:family="paragraph" style:parent-style-name="footnote_20_text" style:master-page-name="Converted17">
      <style:paragraph-properties style:page-number="auto"/>
    </style:style>
    <style:style style:name="P22" style:family="paragraph" style:parent-style-name="footnote_20_text" style:master-page-name="Converted18">
      <style:paragraph-properties style:page-number="auto"/>
    </style:style>
    <style:style style:name="P23" style:family="paragraph" style:parent-style-name="footnote_20_text" style:master-page-name="Converted19">
      <style:paragraph-properties style:page-number="auto"/>
    </style:style>
    <style:style style:name="P24" style:family="paragraph" style:parent-style-name="footnote_20_text" style:master-page-name="Converted20">
      <style:paragraph-properties style:page-number="auto"/>
    </style:style>
    <style:style style:name="P25" style:family="paragraph" style:parent-style-name="footnote_20_text" style:master-page-name="Converted21">
      <style:paragraph-properties style:page-number="auto"/>
    </style:style>
    <style:style style:name="P26" style:family="paragraph" style:parent-style-name="footnote_20_text" style:master-page-name="Converted22">
      <style:paragraph-properties style:page-number="auto"/>
    </style:style>
    <style:style style:name="P27" style:family="paragraph" style:parent-style-name="footnote_20_text" style:master-page-name="Converted23">
      <style:paragraph-properties style:page-number="auto"/>
    </style:style>
    <style:style style:name="P28" style:family="paragraph" style:parent-style-name="footnote_20_text" style:master-page-name="Converted24">
      <style:paragraph-properties style:page-number="auto"/>
    </style:style>
    <style:style style:name="P29" style:family="paragraph" style:parent-style-name="footnote_20_text" style:master-page-name="Converted25">
      <style:paragraph-properties style:page-number="auto"/>
    </style:style>
    <style:style style:name="P30" style:family="paragraph" style:parent-style-name="footnote_20_text" style:master-page-name="Converted26">
      <style:paragraph-properties style:page-number="auto"/>
    </style:style>
    <style:style style:name="P31" style:family="paragraph" style:parent-style-name="footnote_20_text" style:master-page-name="Converted27">
      <style:paragraph-properties style:page-number="auto"/>
    </style:style>
    <style:style style:name="P32" style:family="paragraph" style:parent-style-name="footnote_20_text" style:master-page-name="Converted28">
      <style:paragraph-properties style:page-number="auto"/>
    </style:style>
    <style:style style:name="P33" style:family="paragraph" style:parent-style-name="footnote_20_text" style:master-page-name="Converted29">
      <style:paragraph-properties style:page-number="auto"/>
    </style:style>
    <style:style style:name="P34" style:family="paragraph" style:parent-style-name="Heading_20_3" style:master-page-name="Standard">
      <style:paragraph-properties style:page-number="auto"/>
      <style:text-properties style:font-name="CAmbria" fo:language="en" fo:country="US"/>
    </style:style>
    <style:style style:name="P35" style:family="paragraph" style:parent-style-name="Heading_20_1" style:master-page-name="Standard">
      <style:paragraph-properties style:page-number="auto"/>
      <style:text-properties style:font-name="CAmbria"/>
    </style:style>
    <style:style style:name="P36" style:family="paragraph" style:parent-style-name="Heading_20_2">
      <style:text-properties style:font-name="CAmbria"/>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font-name-asian="Times New Roman1" style:font-style-asian="italic"/>
    </style:style>
    <style:style style:name="T5" style:family="text">
      <style:text-properties fo:language="en" fo:country="US" style:font-name-asian="Times New Roman1"/>
    </style:style>
    <style:style style:name="T6" style:family="text">
      <style:text-properties fo:font-style="italic" style:font-style-asian="italic"/>
    </style:style>
    <style:style style:name="T7" style:family="text">
      <style:text-properties style:font-name="Baskerville" fo:language="en" fo:country="GB"/>
    </style:style>
    <style:style style:name="T8" style:family="text">
      <style:text-properties style:text-position="super 58%" fo:language="en" fo:country="US"/>
    </style:style>
    <style:style style:name="T9" style:family="text">
      <style:text-properties fo:color="#00000a" style:font-name="CAmbria" fo:font-size="11pt" fo:language="en" fo:country="US" style:text-underline-style="none" style:font-size-asian="11pt" style:font-size-complex="11pt"/>
    </style:style>
    <style:style style:name="T10" style:family="text">
      <style:text-properties fo:color="#00000a" style:font-name="CAmbria" fo:font-size="11pt" fo:language="en" fo:country="US" fo:font-style="italic" style:text-underline-style="none" style:font-size-asian="11pt" style:font-style-asian="italic" style:font-size-complex="11pt" style:font-style-complex="italic"/>
    </style:style>
    <style:style style:name="T11" style:family="text">
      <style:text-properties fo:font-size="11pt" fo:language="en" fo:country="US" style:font-size-asian="11pt" style:font-size-complex="11pt"/>
    </style:style>
    <style:style style:name="T12" style:family="text">
      <style:text-properties fo:font-size="11pt" fo:language="en" fo:country="US" fo:font-style="italic" style:font-size-asian="11pt" style:font-style-asian="italic" style:font-size-complex="11pt"/>
    </style:style>
    <style:style style:name="T13" style:family="text">
      <style:text-properties fo:font-size="11pt" style:font-size-asian="11pt" style:font-size-complex="11pt"/>
    </style:style>
    <style:style style:name="T14" style:family="text">
      <style:text-properties fo:font-size="11pt" fo:font-style="italic" style:font-size-asian="11pt" style:font-style-asian="italic" style:font-size-complex="11pt"/>
    </style:style>
    <style:style style:name="T15" style:family="text">
      <style:text-properties style:font-name="CAmbria"/>
    </style:style>
    <style:style style:name="T16" style:family="text">
      <style:text-properties style:font-name="CAmbria" fo:font-size="11pt" fo:language="en" fo:country="US" style:font-size-asian="11pt" style:font-size-complex="11pt"/>
    </style:style>
    <style:style style:name="T17" style:family="text">
      <style:text-properties style:font-name="CAmbria" fo:font-size="11pt" fo:language="en" fo:country="US" style:font-size-asian="11pt" style:font-size-complex="11pt" style:font-style-complex="italic"/>
    </style:style>
    <style:style style:name="T18" style:family="text">
      <style:text-properties style:font-name="CAmbria" fo:font-size="11pt" fo:language="en" fo:country="US" fo:font-style="italic" style:font-size-asian="11pt" style:font-style-asian="italic" style:font-size-complex="11pt"/>
    </style:style>
    <style:style style:name="T19" style:family="text">
      <style:text-properties style:font-name="CAmbria" fo:font-size="11pt" fo:language="en" fo:country="US" fo:font-style="italic" style:font-name-asian="Times New Roman1" style:font-size-asian="11pt" style:font-style-asian="italic" style:font-size-complex="11pt"/>
    </style:style>
    <style:style style:name="T20" style:family="text">
      <style:text-properties style:font-name="CAmbria" fo:font-size="11pt" fo:language="en" fo:country="US" style:font-name-asian="Times New Roman1" style:font-size-asian="11pt" style:font-size-complex="11pt"/>
    </style:style>
    <style:style style:name="T21" style:family="text">
      <style:text-properties style:font-name="CAmbria" fo:font-size="11pt" style:font-size-asian="11pt" style:font-size-complex="11pt"/>
    </style:style>
    <style:style style:name="T22" style:family="text">
      <style:text-properties style:font-name="CAmbria" fo:font-size="11pt" fo:font-style="italic" style:font-size-asian="11pt" style:font-style-asian="italic" style:font-size-complex="11pt"/>
    </style:style>
    <style:style style:name="T23" style:family="text">
      <style:text-properties style:font-name="CAmbria" fo:language="en" fo:country="US"/>
    </style:style>
    <style:style style:name="T24" style:family="text">
      <style:text-properties style:font-name="CAmbria" fo:language="en" fo:country="US" style:font-name-asian="Times New Roman1"/>
    </style:style>
    <style:style style:name="T25" style:family="text">
      <style:text-properties style:font-name="CAmbria" fo:language="en" fo:country="US" fo:font-style="italic" style:font-name-asian="Times New Roman1" style:font-style-asian="italic"/>
    </style:style>
    <style:style style:name="T26" style:family="text">
      <style:text-properties style:font-name="CAmbria" fo:language="en" fo:country="US" fo:font-style="italic" style:font-style-asian="italic"/>
    </style:style>
    <style:style style:name="T27" style:family="text">
      <style:text-properties style:font-name="CAmbria" fo:font-size="13pt" fo:language="en" fo:country="US"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7343264506404931" text:style-name="Outline">
        <text:list-item>
          <text:h text:style-name="P35" text:outline-level="1">The Art of New Class Geography of the City — Culture-guided Urban Regeneration Serving the Modernization of the Periphery</text:h>
          <text:list>
            <text:list-item>
              <text:list>
                <text:list-item>
                  <text:h text:style-name="P34" text:outline-level="3">Ana Vilenica</text:h>
                </text:list-item>
              </text:list>
            </text:list-item>
          </text:list>
        </text:list-item>
      </text:list>
      <text:p text:style-name="P2">This text was written within the framework of the project ‘Creative Work and Urban Regenerations’, financed by the Secretariat for Science and Technological Development of the Autonomous Province of Vojvodina, as part of a campaign entitled ‘The Right to a First Chance’. One version of this text was published in a collection of papers of the Institute for Researching Art in Novi Sad: Vilenica, Ana, ‘Umetnost regeneracije grada – Predu(z)metništvo kao biznis model novih geopolitičkih konstelacija [The Art of City Regeneration – Artepreneurship as a Business Model of New Geopolitical Constellations]’.</text:p>
      <text:p text:style-name="P1"><text:span text:style-name="T1">The capitalization of cultural resources has become a central issue of post-industrial urban rule, and in capitalist societies art and culture has become an important instrument in the processes of creating new spatial and geopolitical constellations. Creative armies of designers and artists are employed as a resource for cosmetic renovations of cities, production of simulacra of authenticity and symbolic capital in the process of creating a new class geography of the city. In the context of Serbia, such a structural connection between culture, art and capital is practiced within the framework of the project of </text:span><text:span text:style-name="T2">cultivating</text:span><text:span text:style-name="T1"> the capitalist periphery through the practices of culture-guided urban regenerations wherein the art establishment, cultural and creative industries and social-entrepreneurial art take part. In the local context, culture-guided urban regenerations are most often presented uncritically, as an always positive contribution of the processes of city </text:span><text:span text:style-name="T2">development</text:span><text:span text:style-name="T1">, the shaping of its </text:span><text:span text:style-name="T2">identity</text:span><text:span text:style-name="T1">, its </text:span><text:span text:style-name="T2">modernization</text:span><text:span text:style-name="T1"> and </text:span><text:span text:style-name="T2">progress</text:span><text:span text:style-name="T1">, both in public narratives and in the academic discourse. Such a discursive practice acts as an accomplice to the attempts at smoothly carrying out aggressive processes of transformation in cities that merely continue to produce the unendurable state of enormous social disparities, the degradation of workers' and social rights and the environment, as well as the all-round discrimination of all those who do not belong to the desirable higher classes, ethnicity, race or sexual orientation. Understanding this state of affairs, as well as the role of culture and art, in a situation of constant production of manipulative images and false promises, turns out to be an important perspective towards articulating possible future forms of struggle and creation of ‘new territories’.</text:span><text:note text:id="ftn1" text:note-class="footnote"><text:note-citation>1</text:note-citation><text:note-body><text:p text:style-name="P5">Raúl Zibechi, Territories in Resistance – A Cartography of Latin American Social Movements, Edinburgh: AK Press, 2012.</text:p></text:note-body></text:note></text:p>
      <text:list xml:id="list1386154169" text:continue-numbering="true" text:style-name="Outline">
        <text:list-item>
          <text:list>
            <text:list-item>
              <text:h text:style-name="P36" text:outline-level="2">Urban Regenerations and the Role of Art and Culture</text:h>
            </text:list-item>
          </text:list>
        </text:list-item>
      </text:list>
      <text:p text:style-name="P1"><text:span text:style-name="T1">In capitalist societies, the connection between art and urban regenerations is established as a model of producing a new class geography of the city.</text:span><text:note text:id="ftn2" text:note-class="footnote"><text:note-citation>2</text:note-citation><text:note-body><text:p text:style-name="P6">Harvey (2012); Berry Slater and Illes (2010); Pasquinelli (2012).</text:p></text:note-body></text:note><text:span text:style-name="T1"> Such connections have been made possible through the interpenetration of art and the entire social and cultural production mechanism under the conditions of the cultural colonization of life effected by capitalist production.</text:span><text:note text:id="ftn3" text:note-class="footnote"><text:note-citation>3</text:note-citation><text:note-body><text:p text:style-name="P7">Jameson (1995), Vilenica (2012).</text:p></text:note-body></text:note><text:span text:style-name="T1"> Under these circumstances, art has become a resource and one of the important places when it comes to constructing power. The historical genesis of the connection between art and the transformation of cities is linked to the context of the USA and the 1970's, when art created the preconditions for the increase of real estate prices in reindustrialized cities</text:span><text:note text:id="ftn4" text:note-class="footnote"><text:note-citation>4</text:note-citation><text:note-body><text:p text:style-name="P8">Rosalyn Deutsche and Gandel Cara Rian, 'The fine art of gentrification', October 31 (Winter, 1984): 91–111. </text:p></text:note-body></text:note><text:span text:style-name="T1"> and thus for a new class recomposition of the city. In the districts where artists came to live, art studios and art galleries proliferated, and their symbolic capital increased the level of the rent, so that poorer inhabitants of such districts tended to move out, and were eventually followed by the artists themselves, who were replaced by richer city dwellers. Today, the processes of class recomposition of cities have been generalized at the global level, and their mechanisms include manipulating </text:span><text:span text:style-name="T2">collective symbolic capital</text:span><text:span text:style-name="T1"> as a new apparatus of capitalist accumulation.</text:span><text:note text:id="ftn5" text:note-class="footnote"><text:note-citation>5</text:note-citation><text:note-body><text:p text:style-name="P9">David Harvey, Rebel Cities: From the Right to the City to the Urban Revolution, London: Verso, 2012.</text:p></text:note-body></text:note></text:p>
      <text:p text:style-name="P1"><text:span text:style-name="T1">In the local context, the establishment of connections between art and urban regenerations became possible with the forcible transformation of socialist Yugoslavia after the 1990's and the </text:span><text:soft-page-break/><text:span text:style-name="T1">establishment of new capitalist relations. This change was accompanied by the wartime destruction of cities – urbicide, the transformation of ownership structure from social to private ownership, the switch from self-management relations to capitalist-exploitative relations, the development of corruption mechanisms and the absence of regulations when it came to the acquisition of capital, deindustrialization, the pauperization of the population, as well as the destruction of the existing mechanisms for work in the domain of culture and art, and the implementation of a new art/entrepreneurial model. In the era of socialism, the development of cities was based on central urban planning, and the state was the chief investor and planner of the new modern socialist city, aimed at fulfilling the needs of the new socialist man. Today, the new initiators of </text:span><text:span text:style-name="T2">urban development</text:span><text:span text:style-name="T1"> are private and corporate investors, acting in cooperation with the state, city administration, global financial institutions, civil society organizations, and also with artists and workers in the sphere of culture.</text:span><text:note text:id="ftn6" text:note-class="footnote"><text:note-citation>6</text:note-citation><text:note-body><text:p text:style-name="P10"><text:s text:c="2"/>Ana Vilenica and kuda.org, 'Preuzmimo grad! Kako? [Let's Take Over the City! How?]' inVilenica, Ana, kuda.org. Na ruševinama kreativnog grada. Novi Sad: kuda.org, 2012.</text:p></text:note-body></text:note><text:span text:style-name="T1"> This kind of </text:span><text:span text:style-name="T2">investor planning</text:span><text:span text:style-name="T1"> is characterized by a continual search for a profitable terrain where a surplus of value can be achieved, which is controlled by particular elites. In such a situation, urban regenerations no longer represent merely an act of repairing the neglected parts of the city, but most often constitute a radical act of pulling down the existing buildings and building new ones. Such processes are no longer a part of systematic thinking about cities. The idea and role of a general urban planning design almost matter not at all, for an investor who purchases a cheap plot of land, having previously deliberately lowered the building costs, will not have any great difficulties when it comes to changing the regulated function of that particular area. In this way, the city stops being a space where one strives to establish at least a nominal equality of its inhabitants, and becomes a space of drastic social and economic inequalities and tensions. The development of cities is promoted through new optimistic visions promising benefits for all. This urban optimism simultaneously hides the process of the creation of new class topography of the city, and a revengeful attitude towards those inhabitants who are not among the privileged ones.</text:span><text:note text:id="ftn7" text:note-class="footnote"><text:note-citation>7</text:note-citation><text:note-body><text:p text:style-name="P11"><text:s text:c="2"/>Neil Smith, New Urban Frontier: Gentrification and the Revanchist City, London: Routledge, 1996.</text:p></text:note-body></text:note></text:p>
      <text:p text:style-name="P1"><text:span text:style-name="T1">Art and culture become an instrument and accomplices in such processes through the inclusion of creativity as applied imagination in the processes of producing optimistic urban visions. That is what metanarratives about creative industries, creative cities and creative economy are all about.</text:span><text:note text:id="ftn8" text:note-class="footnote"><text:note-citation>8</text:note-citation><text:note-body><text:p text:style-name="P12"><text:s text:c="3"/>Florida (2005), UN CER (2008), Švob-Đokić (2005).</text:p></text:note-body></text:note><text:span text:style-name="T1"> In these narratives, culture and art are reduced to their economic function in the project of attracting investors, tourism and stimulating the economy through a reduction of labor costs and social contributions, giving a boost to the entrepreneurial model of work, privatization of culture and maximizing profit. On the one hand, it is an urban mantra, and on the other, it constitutes a social-economic and cultural policy. What is at work here is a complex mechanism that absorbs all the aspects of life in exercising control and exploitation in cities. In the local context and in other so-called transitional societies, the introduction of the cultural industry and the implementation of ideas about creative economy and creative city are viewed as an act of modernizing a </text:span><text:span text:style-name="T2">backward</text:span><text:span text:style-name="T1"> society. The insufficient presence of such practices is explained by the incompatibility of the administrative, legal, banking and business systems in post-socialist countries with those of ‘advanced economies’.</text:span><text:note text:id="ftn9" text:note-class="footnote"><text:note-citation>9</text:note-citation><text:note-body><text:p text:style-name="P13"><text:s text:c="3"/>Inga Tomić-Koludrović, Mirko Petrić, 'Creative Industries in Transition: Towards a Creative Economy?', in Nada Švob-Đokić, Nada (ed.), The Emerging Creative industries in Southeastern Europe, Zagreb: Institute for International Relations, 2005.</text:p></text:note-body></text:note><text:span text:style-name="T1"> In countries of South-Eastern Europe, this </text:span><text:span text:style-name="T2">modernization model</text:span><text:span text:style-name="T1"> is implemented through state policies, the policies of cultural institutions and missions such as the British Council or the Goethe Institute, and also as a business strategy of private investors. Thus big cities in Serbia are regenerated through European and local </text:span><text:span text:style-name="T2">policies</text:span><text:span text:style-name="T1"> about creative cities, such as the </text:span><text:span text:style-name="T2">Belgradisation of Belgrade</text:span><text:span text:style-name="T1"> project and Belgrade's bid for a European Capital of Culture in 2020,</text:span><text:note text:id="ftn10" text:note-class="footnote"><text:note-citation>10</text:note-citation><text:note-body><text:p text:style-name="P14"><text:s text:c="2"/>Vida Knežević, Marko Miletić, 'Beograd 2020. – Grad čuda, nova kulturna politika u Srbiji i prostori borbe [Belgrade 2020 – A City of Wonder, the New Cultural Policy in Serbia and the Spaces of Struggle]' in Ana Vilenica, kuda.org. Na ruševinama kreativnog grada [On the Ruins of the Creative City]. Novi Sad: kuda.org, 2012.</text:p></text:note-body></text:note><text:span text:style-name="T1"> as well as the latest EU cultural project entitled </text:span><text:span text:style-name="T2">Creative Europe</text:span><text:span text:style-name="T1">. Also, regeneration is carried out by organizing cultural, entertainment or sports </text:span><text:soft-page-break/><text:span text:style-name="T1">events such as the </text:span><text:span text:style-name="T3">Universiade</text:span><text:span text:style-name="T1"> or the </text:span><text:span text:style-name="T3">Eurovision Song Contest</text:span><text:span text:style-name="T1">, and through individual projects promoting cultural industries and art as a generator of urban regeneration processes</text:span><text:note text:id="ftn11" text:note-class="footnote"><text:note-citation>11</text:note-citation><text:note-body><text:p text:style-name="P15">Ana Vilenica and kuda.org, 'Preuzmimo grad! Kako? [Let's Take Over the City! How?]' inVilenica, Ana,</text:p><text:p text:style-name="footnote_20_text"><text:s text:c="4"/>kuda.org. Na ruševinama kreativnog grada. Novi Sad: kuda.org, 2012.</text:p></text:note-body></text:note><text:span text:style-name="T1"> and a guarantor of social inclusion in their implementation. Such practices are aimed at creating an image of the city as an innovative, exciting, creative and safe place for living, playing and consumption, promising benefits for all, whereas what is, in fact, being planned is a city of walled fortresses wherein the elite and its way of life are to be reproduced.</text:span></text:p>
      <text:p text:style-name="P1">In the local context, since the 1990's culture and art have become an instrument of <text:span text:style-name="T2">progressive</text:span><text:span text:style-name="T1"> </text:span><text:span text:style-name="T2">EU</text:span><text:span text:style-name="T1"> </text:span><text:span text:style-name="T2">policies</text:span><text:span text:style-name="T1"> aimed at creating an environment conducive to effecting a transition to neoliberal capitalism by way of carrying out the so-called </text:span><text:span text:style-name="T2">democratization of culture</text:span><text:span text:style-name="T1">, the proclaimed goal of which was to free art and culture from the patronage of the state and the Party, as a system which, allegedly, </text:span><text:span text:style-name="T2">a priori</text:span><text:span text:style-name="T1"> jeopardizes the basic human rights and the potential for creative expression of individuals. What was produced in this process was a new entrepreneurial subject of the artist, one no longer protected through public financing but struggling for him/herself on the market.</text:span><text:note text:id="ftn12" text:note-class="footnote"><text:note-citation>12</text:note-citation><text:note-body><text:p text:style-name="P16">Dušan Grlja, 'Antinomies of Post-Socialist Autonomy', Red Thread (2009), <text:a xlink:type="simple" xlink:href="http://www.red-thread.org/en/article.asp?a=16" text:style-name="Internet_20_link" text:visited-style-name="Visited_20_Internet_20_Link">http://www.red-thread.org/en/article.asp?a=16</text:a></text:p></text:note-body></text:note><text:span text:style-name="T1"> In this way, art was used as a convenient tool for </text:span><text:span text:style-name="T2">cultivating</text:span><text:span text:style-name="T1"> people on the capitalist periphery. This neo-colonial process has not been finished yet. Today, it is reproduced in the sphere of the implementation of cultural industries and social-entrepreneurial art used in the project of a </text:span><text:span text:style-name="T2">new modernization</text:span><text:span text:style-name="T1"> of local society, which is viewed as backward, and is particularly in evidence in the cases of instrumentalisation of art in the processes of urban regenerations. A new profile of the artist that is promoted in this way is the entrepreneurial artist – artepreneur</text:span><text:note text:id="ftn13" text:note-class="footnote"><text:note-citation>13</text:note-citation><text:note-body><text:p text:style-name="P17">Pierre Guillet de Monthoux, 'Organising Reality Machines: Artepreneurs and the new Aesthetic Enlightenment' in Daniel Hjorth (ed.) Handbook on Organisational Entrepreneurship, Northampton: Edward Elgar, 2012.</text:p></text:note-body></text:note><text:span text:style-name="T1"> who resolves problems in a non-linear and creative manner. He/she is a precarious worker who manages his/her human capital through self-employment from one project to another. The figure of artepreneur assumes a particularly important role in times of crisis, when it emerges, on the one hand, as a victim of the macroeconomic situation, and on the other, as a force that brings salvation.</text:span><text:note text:id="ftn14" text:note-class="footnote"><text:note-citation>14</text:note-citation><text:note-body><text:p text:style-name="P18"><text:s text:c="2"/>Campbell Jones, Anna-Maria Murtola, 'Entrepreneurship, Crisis, Critique', in Daniel Hjorth (ed.), Handbook on Organisational Entrepreneurship, Edward Elgar: Northampton, 2012.</text:p></text:note-body></text:note><text:span text:style-name="T1"> In contemporary art, the very idea of emancipation and activism has become an issue related to entrepreneurship, and thereby, being placed in the service of capital, normalized to a great extent.</text:span></text:p>
      <text:list xml:id="list946174896" text:continue-numbering="true" text:style-name="Outline">
        <text:list-item>
          <text:list>
            <text:list-item>
              <text:h text:style-name="P36" text:outline-level="2">Art-guided Urban Regenerations in Belgrade</text:h>
            </text:list-item>
          </text:list>
        </text:list-item>
      </text:list>
      <text:p text:style-name="P1"><text:span text:style-name="T1">In Serbia, culture- and art-guided urban regenerations have been promoted over the course of the past decade, and the realization of such ideas has only intensified in the last few years. We find examples of practices of culture- and art-guided urban regenerations in Serbia in big cities, mostly in Belgrade, where the political, economic and cultural life of Serbia is centralized. The epicenter of such activities is in the area of Belgrade's riverbanks, which is currently the most exclusive and profitable location in Belgrade. There has been interest in the areas on the banks of the Sava and Danube rivers for a number of years, and various projects prepared for that part of the city have reflected the political, economic and cultural climate in the newly established state. In early 1990, the Serbian Academy of Sciences and Arts called an internal tender, within the framework of which the project ‘Water City’ emerged, and in 1996 the Socialist Party of Serbia commissioned the project </text:span><text:span text:style-name="T2">Europolis</text:span><text:span text:style-name="T1">.</text:span><text:note text:id="ftn15" text:note-class="footnote"><text:note-citation>15</text:note-citation><text:note-body><text:p text:style-name="P19">'Beograd na vodi ili političari u kampanji [Belgrade on Water or Politicians Campaigning]', Politika, 11 <text:s/>August 2013, <text:a xlink:type="simple" xlink:href="http://www.politika.rs/rubrike/Beograd/Beograd-na-vodi-ili-politicari-u-kampanji.lt.html" text:style-name="Internet_20_link" text:visited-style-name="Visited_20_Internet_20_Link">http://www.politika.rs/rubrike/Beograd/Beograd-na-vodi-ili-politicari-u-kampanji.lt.html</text:a></text:p></text:note-body></text:note><text:span text:style-name="T1"> <text:s/>These projects have never been realized, but that part of </text:span><text:span text:style-name="T1">the city has never stopped attracting the attention of new investors and the political parties in power, most often during the course of pre-election campaigns.</text:span></text:p>
      <text:p text:style-name="P1"><text:soft-page-break/><text:span text:style-name="T1">The interest shown in Belgrade's riverbanks is not accidental and does not concern only the attractiveness of the actual location. It also has to do with the systematic work aimed at creating a new identity for Serbia and Belgrade, in a place which, during the pre-socialist period, in the first half of the 19</text:span><text:span text:style-name="T8">th</text:span><text:span text:style-name="T1"> century, was projected to become the economic centre of the city.</text:span><text:note text:id="ftn16" text:note-class="footnote"><text:note-citation>16</text:note-citation><text:note-body><text:p text:style-name="P20">Miloš Jovanović, Constructing the National Capital, master diss., CEU, Budapest, Hungary, 2008.</text:p></text:note-body></text:note><text:span text:style-name="T1"> <text:s/>It was there that the history of capitalist Serbia was made, aiming to establish a continuity through a systematic erasure of the socialist history and the industrial development of this area. What is worrying about this is the fact that this old Belgrade was a city of enormous class differences, where more than 80% of the population lived in extreme poverty.</text:span><text:note text:id="ftn17" text:note-class="footnote"><text:note-citation>17</text:note-citation><text:note-body><text:p text:style-name="P21"><text:s text:c="2"/>Zlata Vuksanović-Macura, Život na ivici – Stanovanje sirotinje u Beogradu 1919–1941 [Living on the Edge – The Housing of the Poor in Belgrade 1919-1941], Belgrade: Orion Art, 2012.</text:p></text:note-body></text:note><text:span text:style-name="T1"> The riverbanks are also a place of memory engineering, connected with the recent history of the wars fought in the 1990's on the territory of the former Yugoslavia, which represents a continuation of the processes of historical revisionism in Serbia, without which a projection of Belgrade as a new European-Serbian urban centre for the higher classes is not possible. One of the first great state projects of the regeneration of that area was the renovation of Sava Square</text:span><text:note text:id="ftn18" text:note-class="footnote"><text:note-citation>18</text:note-citation><text:note-body><text:p text:style-name="P22">'Uskoro novo lice Savskog trga [Soon, a New Look of Sava Square]', Blic, 28 November 2011,</text:p></text:note-body></text:note><text:span text:style-name="T1">, which began by the expulsion of female sexual workers from the area, whose place was taken over by a new revisionist monument to all war victims and defenders of the homeland in the 1990-1999 period, thus equating victims and executioners, and continuing the tradition of forgetting the fact that the role of Serbia in those wars was that of an aggressor.</text:span></text:p>
      <text:p text:style-name="P1"><text:span text:style-name="T1">Today, that profitable area has become a battlefield where two megaprojects vie for power: the project launched by the privately owned company the Port of Belgrade entitled </text:span><text:span text:style-name="T2">Water City</text:span><text:span text:style-name="T1">, and the project initiated by the Government of Serbia entitled </text:span><text:span text:style-name="T2">Belgrade on Water</text:span><text:span text:style-name="T1">. </text:span><text:span text:style-name="T2">Water City</text:span><text:span text:style-name="T1"> is an elite settlement occupying an area of 96 hectares of land, whereas </text:span><text:span text:style-name="T2">Belgrade on Water</text:span><text:span text:style-name="T1"> occupies a considerably larger area of around 950 hectares of land, for which, apart from housing, the building of business parks and a new port for yachts are also planned.</text:span><text:note text:id="ftn19" text:note-class="footnote"><text:note-citation>19</text:note-citation><text:note-body><text:p text:style-name="P23">Večernje novosti, 14 October 2013, Politika, 11 August 2013, ‘Water City’ – the Port of Belgrade, 2010.</text:p></text:note-body></text:note><text:span text:style-name="T1"> <text:s/>By planning the processes of urban regenerations and involving art and cultural industries in the local strategic plans, the new creators of optimistic visions wish to make Belgrade a part of the world market of cities and make up for the decline of economic activities in the city. The main social trump card of these projects is their promise to resolve the problem of unemployment by creating new jobs in the sphere of construction work during the realization phase, in the service sector of the new walled communities, and also in the sector of cultural industries, whereas what is happening in practice is a flexibilisation and deregulation of the procedures for investors and undertakers, coupled with a degradation of workers' rights, which means an increasingly frantic exploitation of all those engaged on the projects. Experienced engineers of urban transformations, such as renowned world architects, as well as mayors of cities wherein such processes have been practiced, have already been involved in the initiation of urban regeneration processes through the projects </text:span><text:span text:style-name="T2">Water City</text:span><text:span text:style-name="T1"> and </text:span><text:span text:style-name="T2">Belgrade on Water</text:span><text:span text:style-name="T1">. Thus the main designer of the </text:span><text:span text:style-name="T2">Water City </text:span><text:span text:style-name="T1">project is the studio of Daniel Libeskind, whose biography includes numerous projects through which similar processes have been initiated in other cities, and the main consultant of the </text:span><text:span text:style-name="T2">Belgrade on Water</text:span><text:span text:style-name="T1"> project is the well-known New York mayor Rudolph Giuliani, whose brutal class and racist cleansing of New York in the 1990's is well known.</text:span><text:note text:id="ftn20" text:note-class="footnote"><text:note-citation>20</text:note-citation><text:note-body><text:p text:style-name="P24">Smith, 1996, Politika, 11 September 2012.</text:p></text:note-body></text:note><text:span text:style-name="T1"> The initial phases of both projects involve the use of art and cultural industries, which play the key role in the preparatory phase of changing the function of the area in question. They are a part of the marketing strategy for </text:span><text:span text:style-name="T1">promoting its transformation, as well as a </text:span><text:span text:style-name="T2">guarantor of</text:span><text:span text:style-name="T1"> </text:span><text:span text:style-name="T2">the social awareness</text:span><text:span text:style-name="T1"> of new spatial transformations. These involve the projects </text:span><text:span text:style-name="T2">Soho in Belgrade</text:span><text:span text:style-name="T1">, </text:span><text:span text:style-name="T2">Mixer</text:span><text:span text:style-name="T1"> and </text:span><text:span text:style-name="T2">Urban Incubator</text:span><text:span text:style-name="T1">.</text:span></text:p>
      <text:p text:style-name="P1"><text:span text:style-name="T1">The project ‘Soho in Belgrade’ was initiated by the Port of Belgrade company in 2012, as part of preparations for the realization of </text:span><text:span text:style-name="T2">Water City</text:span><text:span text:style-name="T1">. The project presupposed enabling artists with well-established reputations to use studios, free of charge, in one of the warehouses inside the port, </text:span><text:soft-page-break/><text:span text:style-name="T1">located in Dunavska Street, which formerly belonged to the </text:span><text:span text:style-name="T2">Srbijateks</text:span><text:span text:style-name="T1"> company. The aim of this joint initiative of tycoons and the art establishment was the creation of the so-called </text:span><text:span text:style-name="T2">Soho effect</text:span><text:span text:style-name="T1">. Over the past several years, this term has become a synonym for urban regenerations in a number of instances involving the relocation of art studios and artists' flats to derelict part of cities in the hope of producing additional symbolic capital and thus initiating the accumulation of capital. In the case of the project </text:span><text:span text:style-name="T2">Soho in Belgrade</text:span><text:span text:style-name="T1">, the bringing of artists to the warehouse had another function in addition to the aforementioned one, namely, participation in the process of changing the purpose of the space where the port operator is located.</text:span><text:note text:id="ftn21" text:note-class="footnote"><text:note-citation>21</text:note-citation><text:note-body><text:p text:style-name="P25"><text:s text:c="2"/>Ana Vilenica, 'Soho u Beogradu – Umetnička elita u službi tajkuna [Soho in Belgrade – The Art Elite in the Service of Tycoons]' in Maribor 2012, 14 September, 2011. http://82.149.22.226/~mobcinamb/index.php?ptype=8&amp;menu=0&amp;id=220&amp;Pid=617.</text:p></text:note-body></text:note><text:span text:style-name="T1"> What this is all about are the efforts of the </text:span><text:span text:style-name="T2">Worldfin </text:span><text:span text:style-name="T1">company to close down the port through a drastic reduction of its scope of business operations, and to effect a symbolic and legal change of its function, so as to be able to build a new luxury settlement on that plot of land. From the very start, the new owner wanted to hide the fact that, according to the general urban plan, that plot of land was designated to have an economic function, and that its privatization involved a port operator only. Through corruptive arrangements between political parties and tycoons, a change of the general urban plan was brought about, so that the function of that part of the city was changed from an economic one to a housing-commercial one. Further room for maneuvering was provided by the problem that arose over entering the city in the registry book as the owner of the said plot of land. To put it more precisely, the new owners made use of the fact that the city failed to observe the deadline and submitted incomplete documentation, and proclaimed that plot of land to be theirs. Apart from the change of the general urban plan, manipulation over entering the owner in the registry book and the reduction of the operative capacity of the port operator, art was also involved in the process of changing the function of that plot of land through the project </text:span><text:span text:style-name="T2">Soho in Belgrade</text:span><text:span text:style-name="T1">.</text:span></text:p>
      <text:p text:style-name="P1"><text:span text:style-name="T1">That artists are activists operating in the service of local tycoons is evidenced by the situation that arose after the Ministry of Infrastructure and Energy, acting upon a request submitted by the Anti-Corruption Council, passed a decision on evicting artists from the Port of Belgrade on account of irregularities in the procedure of allocating studios to artists. Artists from Soho mobilized themselves in defense of the owner of the Port, whom they presented to the public as a new patron of the arts who, as opposed to the state, provided artists with a </text:span><text:span text:style-name="T2">roof above their heads.</text:span><text:note text:id="ftn22" text:note-class="footnote"><text:note-citation>22</text:note-citation><text:note-body><text:p text:style-name="P26">Ibid.</text:p></text:note-body></text:note><text:span text:style-name="T1"> It is a fact that the working conditions of artists, after the degradation of the socialist-era mechanisms that enabled artists to obtain a studio, had become almost unendurable. However, the artists in question here are not a part of the class of artists who do need help. These are successful artists-entrepreneurs, who are favorably positioned on the world art market, most of whom do have their own working space, whereas some of them do not live in Belgrade. These </text:span><text:span text:style-name="T2">Sohoite</text:span><text:span text:style-name="T1"> artists constitute the embodiment of everything that the new art establishment represents today. These are positions that are defended through a return to aestheticism and individual expression as the main criterion of art. Within the framework of this kind of positioning, opportunism and commercialism become desirable characteristics and a generator of success. What is at work here is a reactionary artistic practice that is articulated in opposition to the domain of critical and contextual practices, with which it enters into an open conflict through its insistence on being separated from sociability as the measure of true art. In Belgrade's Soho, studios were allocated to select elite artists, without anything in the nature of a public competition, which resulted in the exclusion of those artists who are engaged in non-market-oriented artistic practices, who are dependent on public financing and who do need a working </text:span><text:span text:style-name="T1">space. This resulted in an unbridgeable gap on the art scene, which became visible to the public when the </text:span><text:span text:style-name="T2">Sohoites</text:span><text:span text:style-name="T1"> organized a panel discussion at the Kolarac People's University, in the course of which public interest was defended by a group of artists presenting themselves as </text:span><text:span text:style-name="T2">The World Communal Heritage</text:span><text:span text:style-name="T1">. </text:span><text:note text:id="ftn23" text:note-class="footnote"><text:note-citation>23</text:note-citation><text:note-body><text:p text:style-name="P27">Ibid.</text:p></text:note-body></text:note></text:p>
      <text:p text:style-name="P1"><text:soft-page-break/><text:span text:style-name="T1">To the present day, the artists in the service of tycoons have not been evicted from the studios in the </text:span><text:span text:style-name="T2">Srbijateks</text:span><text:span text:style-name="T1"> warehouse, for the commission that is supposed to carry out their eviction has never inspected the site, which, once again, serves to hide the corruptive mechanisms in the state. The epilogue of the story about the Port of Belgrade commenced in August 2013, through the initiation of the bankruptcy procedure. Parallel with this, the Government of Serbia, through the representatives of the ruling Serbian Progressive Party, embarked on a new campaign of promoting the project </text:span><text:span text:style-name="T2">Belgrade on Water</text:span><text:span text:style-name="T1">.</text:span><text:note text:id="ftn24" text:note-class="footnote"><text:note-citation>24</text:note-citation><text:note-body><text:p text:style-name="P28">'Pokrenut stečaj Luke Beograd [The Bankruptcy Procedure Initiated for the Port of Belgrade]', Vreme, 6 August 2013, <text:a xlink:type="simple" xlink:href="http://www.vreme.rs/cms/view.php?id=1130342" text:style-name="Internet_20_link" text:visited-style-name="Visited_20_Internet_20_Link">http://www.vreme.rs/cms/view.php?id=1130342</text:a>.</text:p></text:note-body></text:note><text:span text:style-name="T1"> It is important to point out that a part of the project </text:span><text:span text:style-name="T2">Belgrade on Water</text:span><text:span text:style-name="T1"> is being planned on the plot of land held by the operator of the Port of Belgrade, which sheds more light on why the bankruptcy procedure is being initiated right now, despite the efforts of the Anti-Corruption Agency of many years to point out the irregularities surrounding the privatization and operation of that company. In this case, it would appear that the more powerful bureaucrats have used the tycoons to close down the port operations in order to take over a part of the land already prepared for this purpose.</text:span></text:p>
      <text:p text:style-name="P1"><text:span text:style-name="T1">Even though the project </text:span><text:span text:style-name="T2">Belgrade on Water</text:span><text:span text:style-name="T1"> was presented to the public only midway through 2013, systematic preparations for its implementation have been carried out for several years, by engaging art and cultural industries in the district which, by means of the fabrication of tradition, has become known again under the name of Savamala. The model of regeneration being implemented in Savamala today is based on an attempt to introduce a creative economy through creative industries, within the framework of a project of increasing the symbolic capital of the place and resolving the problem of economic deficit through </text:span><text:span text:style-name="T2">creativisation</text:span><text:span text:style-name="T1"> and artistic-communal-participatory-social entrepreneurship with a view to normalizing the situation of social dissatisfaction, as well as a new legitimization of the history of the place. These processes were not initiated by the city authorities but by </text:span><text:span text:style-name="T2">independent</text:span><text:span text:style-name="T1"> cultural initiatives, in cooperation with business groups and with the German cultural mission – the Goethe Institute. Still, the city and municipal authorities support the initiatives undertaken through budget financing, allowing the use of space owned by the city, an</text:span><text:span text:style-name="T11">d through affirmation by means of projects of establishing creative economies and producing a creative city such as </text:span><text:span text:style-name="T12">Belgrade 2020</text:span><text:span text:style-name="T11">, which accompanies Belgrade's bid for a European Capital of Culture.</text:span></text:p>
      <text:p text:style-name="Standard"><text:span text:style-name="T16">The introduction and affirmation of cultural industries and stimulation of the development of entrepreneurial creative economy as a form of social</text:span><text:span text:style-name="fbphotocaptiontext"><text:span text:style-name="T16"> activism and struggle for the revitalization of Savamala is a task set by the project</text:span></text:span><text:span text:style-name="T16"> </text:span><text:span text:style-name="T18">Mixer</text:span><text:span text:style-name="T16">, which includes the eponymous festival and the newly opened venue </text:span><text:span text:style-name="T18">Mixer House</text:span><text:span text:style-name="T16">.</text:span><text:span text:style-name="T21"><text:note text:id="ftn25" text:note-class="footnote"><text:note-citation>25</text:note-citation><text:note-body><text:p text:style-name="P29">Mikser [Mixer]. http://blog.mikser.rs/o-mikseru, 4 August 2013.</text:p></text:note-body></text:note></text:span><text:span text:style-name="T16"> </text:span><text:span text:style-name="fbphotocaptiontext"><text:span text:style-name="T16">Even though </text:span></text:span><text:span text:style-name="fbphotocaptiontext"><text:span text:style-name="T18">Mixer</text:span></text:span><text:span text:style-name="fbphotocaptiontext"><text:span text:style-name="T16"> proposes a model of partnership with the business sector, as a practice of the </text:span></text:span><text:span text:style-name="fbphotocaptiontext"><text:span text:style-name="T18">de-etatization</text:span></text:span><text:span text:style-name="fbphotocaptiontext"><text:span text:style-name="T16"> of the creative sector and its </text:span></text:span><text:span text:style-name="fbphotocaptiontext"><text:span text:style-name="T18">liberation</text:span></text:span><text:span text:style-name="fbphotocaptiontext"><text:span text:style-name="T16">, in a parallel development public budget funds are invested in the project through a number of public companies and funds, which clearly shows a switch in the domain of public financing – from support given to critical practices to support given to commercial initiatives. The idea of </text:span></text:span><text:span text:style-name="fbphotocaptiontext"><text:span text:style-name="T18">Mixer</text:span></text:span><text:span text:style-name="fbphotocaptiontext"><text:span text:style-name="T16"> is to turn Belgrade into a Balkan creative centre and incubator for young creative talents by developing the concept of the creative city with a nucleus in the industrial zone that is losing its function. What is at work here are efforts aimed at the accumulation of symbolic capital in Savamala through the promotion of established creators and entertainers, and through a frantic exploitation of all those who are not privileged. The ethics of entrepreneurial inventiveness is used to hide the issue of the precarious work conditions of those who do not belong to the top echelon, their enforced volunteer work and the imposition of hierarchical models, and often the investment of the personal funds of young artists during the realization of works that are featured </text:span></text:span><text:span text:style-name="fbphotocaptiontext"><text:span text:style-name="T16">in the programmes of ‘Mixer’. On the other hand, ‘Mixer’ is also a form of incubator for producing an army of creative workers who are supposed to set the creative industry in motion, as a sphere that is broader than cultural industries, in the domain of a new urbanization of Belgrade. </text:span></text:span><text:span text:style-name="fbphotocaptiontext"><text:span text:style-name="T18">Mixer</text:span></text:span><text:span text:style-name="fbphotocaptiontext"><text:span text:style-name="T16"> is deeply involved in the processes of the so-called ‘creative destruction</text:span></text:span><text:span text:style-name="fbphotocaptiontext"><text:span text:style-name="T18"> </text:span></text:span><text:span text:style-name="T21"><text:note text:id="ftn26" text:note-class="footnote"><text:note-citation>26</text:note-citation><text:note-body><text:p text:style-name="P30"><text:span text:style-name="fbphotocaptiontext"><text:span text:style-name="T7">Berman (1988), Harvey (1992).</text:span></text:span></text:p></text:note-body></text:note></text:span><text:span text:style-name="fbphotocaptiontext"><text:span text:style-name="T16"> </text:span></text:span><text:soft-page-break/><text:span text:style-name="fbphotocaptiontext"><text:span text:style-name="T16">through initiating new mechanisms for the accumulation of capital in the course of paving the way for the arrival of investors and the building of </text:span></text:span><text:span text:style-name="fbphotocaptiontext"><text:span text:style-name="T18">Water City</text:span></text:span><text:span text:style-name="fbphotocaptiontext"><text:span text:style-name="T16">. It is one of those entrepreneurial tactics that glorifies the successes of individuals and neglects the failures of the majority</text:span></text:span><text:span text:style-name="T16">, and instead of new social networks, it offers alienated consumerism. What is created in this way is a false promise of</text:span><text:span text:style-name="fbphotocaptiontext"><text:span text:style-name="T16"> creating new </text:span></text:span><text:span text:style-name="fbphotocaptiontext"><text:span text:style-name="T18">authentic</text:span></text:span><text:span text:style-name="fbphotocaptiontext"><text:span text:style-name="T16"> relations, paving the way for capitalist uniformity at all levels.</text:span></text:span></text:p>
      <text:p text:style-name="Standard"><text:span text:style-name="fbphotocaptiontext"><text:span text:style-name="T16">Parallel with </text:span></text:span><text:span text:style-name="fbphotocaptiontext"><text:span text:style-name="T18">Mixer</text:span></text:span><text:span text:style-name="fbphotocaptiontext"><text:span text:style-name="T16">, the processes of urban regenerations in Savamala are also initiated using a somewhat different method, through the practices of communal-participative-social art, as a subgroup of the creative sector, which are realized within the framework of the Goethe Institute project </text:span></text:span><text:span text:style-name="fbphotocaptiontext"><text:span text:style-name="T18">Urban Incubator</text:span></text:span><text:span text:style-name="fbphotocaptiontext"><text:span text:style-name="T16">.</text:span></text:span><text:span text:style-name="T21"><text:note text:id="ftn27" text:note-class="footnote"><text:note-citation>27</text:note-citation><text:note-body><text:p text:style-name="P31">Urban Incubator Belgrade. <text:a xlink:type="simple" xlink:href="http://www.goethe.de/ins/cs/bel/prj/uic/enindex.htm" text:style-name="Internet_20_link" text:visited-style-name="Visited_20_Internet_20_Link">http://www.goethe.de/ins/cs/bel/prj/uic/enindex.htm</text:a></text:p></text:note-body></text:note></text:span><text:span text:style-name="fbphotocaptiontext"><text:span text:style-name="T16"> </text:span></text:span><text:span text:style-name="fbphotocaptiontext"><text:span text:style-name="T18">Urban Incubator</text:span></text:span><text:span text:style-name="fbphotocaptiontext"><text:span text:style-name="T16"> was presented as a participative model of urban development, whose aim is to improve the quality of life of the local population and to </text:span></text:span><text:span text:style-name="fbphotocaptiontext"><text:span text:style-name="T18">democratize</text:span></text:span><text:span text:style-name="fbphotocaptiontext"><text:span text:style-name="T16"> the process of decision-making by means of a higher degree of involvement of the inhabitants of the district. The project is a short-term one, will last one year, and during that time it should accumulate symbolic capital and increase the market value of the district, following which the artists will withdraw, leaving room for the coming of investors and the development of tourism. </text:span></text:span><text:span text:style-name="T18">Urban Incubator</text:span><text:span text:style-name="T16"> represents an attempt at implementing the </text:span><text:span text:style-name="T18">Western model</text:span><text:span text:style-name="T16"> of culture-guided urban regeneration in the local context (of the eleven projects that were accepted in the competition, only two were initiated by local artists and architects), and has been recognized as such by the local city authorities and the municipality of</text:span><text:span text:style-name="fbphotocaptiontext"><text:span text:style-name="T16"> Savski venac – as having potential for the </text:span></text:span><text:span text:style-name="fbphotocaptiontext"><text:span text:style-name="T18">development</text:span></text:span><text:span text:style-name="fbphotocaptiontext"><text:span text:style-name="T16"> of Savamala.</text:span></text:span></text:p>
      <text:p text:style-name="Standard"><text:span text:style-name="fbphotocaptiontext"><text:span text:style-name="T16">Realizing projects within the framework of </text:span></text:span><text:span text:style-name="fbphotocaptiontext"><text:span text:style-name="T18">Urban Incubator</text:span></text:span><text:span text:style-name="fbphotocaptiontext"><text:span text:style-name="T16">, the artists engaged assume the competencies of urban planners, social workers, ethnographers and researchers, and pass themselves off as experts when it comes to reinventing the space of Savamala through interventions in public space, collecting personal stories from the community, participative design, </text:span></text:span><text:span text:style-name="fbphotocaptiontext"><text:span text:style-name="T18">crowdsourcing</text:span></text:span><text:span text:style-name="fbphotocaptiontext"><text:span text:style-name="T16">, designing small businesses and micro factories with a view to enlivening the area and engaging people from the local community in order to establish a continuity with the entrepreneurial history of the place. Such an artistic practice represents a specific architecture of the community that includes economic exchange, civic life, public property and the establishment of various new connections. What is evident about this project is that it privileges participative art as a tool for cosmetic interventions aimed at resolving the systemic problems of Savamala, or even resorting to enforced participation or imposing parameters of art projects onto the inhabitants of Savamala with the intention of ‘beautifying their living space and increasing the market value of their flats’.</text:span></text:span><text:span text:style-name="T21"><text:note text:id="ftn28" text:note-class="footnote"><text:note-citation>28</text:note-citation><text:note-body><text:p text:style-name="P32">C5 – School of Urban Practices. <text:a xlink:type="simple" xlink:href="http://projectc5.blogspot.it/" text:style-name="Internet_20_link" text:visited-style-name="Visited_20_Internet_20_Link">http://projectc5.blogspot.it/</text:a>.</text:p></text:note-body></text:note></text:span><text:span text:style-name="fbphotocaptiontext"><text:span text:style-name="T16"> </text:span></text:span><text:span text:style-name="T16">This coupling points to the ideological subtext of participative-social-entrepreneurial artistic practices, which can be defined as a </text:span><text:span text:style-name="T18">culturalisation of politics</text:span><text:span text:style-name="T16"> or a dislocation of discourse on complex and provocative social and political topics into the sphere of culture and art.</text:span><text:span text:style-name="T21"><text:note text:id="ftn29" text:note-class="footnote"><text:note-citation>29</text:note-citation><text:note-body><text:p text:style-name="P33"><text:s text:c="2"/>George Yudice, <text:s/>The Expediency of Culture, Uses of Culture in the Global Era, Durham and London: Duke University Press, 2003.</text:p></text:note-body></text:note></text:span><text:span text:style-name="fbphotocaptiontext"><text:span text:style-name="T16"> ‘</text:span></text:span><text:span text:style-name="T16">Urban Incubator’ is a symptom of social architects'</text:span><text:span text:style-name="T18"> paranoid fear</text:span><text:span text:style-name="T16"> of social unrest, and they engage art as a </text:span><text:span text:style-name="T18">dependable means</text:span><text:span text:style-name="T16"> of pacifying the accumulated dissatisfaction of the inhabitants of Savamala, offering them a promise of a better life, all the while, in fact, paving the way for the arrival of real estate traders and opening more and more nightclubs and cafés.</text:span></text:p>
      <text:list xml:id="list2148213853" text:continue-numbering="true" text:style-name="Outline">
        <text:list-item>
          <text:list>
            <text:list-item>
              <text:h text:style-name="P36" text:outline-level="2">Conclusion</text:h>
            </text:list-item>
          </text:list>
        </text:list-item>
      </text:list>
      <text:p text:style-name="P1"><text:span text:style-name="T1">The transformation of the existing socialist structures and mechanisms of cultural and artistic production, as well as the abandonment of certain projects of sociability, the diminishing and </text:span><text:span text:style-name="T1">increasingly non-transparent public financing and the devastation of cultural institutions, as well as giving in to the operation of the market forces, have created conditions that are unendurable for the vast majority of artists and workers in the sphere of culture. Seemingly paradoxically, the public and investors give their support to the art establishment and initiatives that promote </text:span><text:soft-page-break/><text:span text:style-name="T2">apolitical</text:span><text:span text:style-name="T1"> entrepreneurial artistic-designer practices. The creation of such conditions has produced a fertile soil for manipulation and instrumentalisation of art by the state and its powerful bureaucrats, tycoons and their firms and corporations, the cultural missions of national European states and the broader EU policies, as well as local cultural entrepreneurs who believe that they are on their way to becoming capitalists.</text:span></text:p>
      <text:p text:style-name="Standard"><text:span text:style-name="T24">As has been shown in the local context and in countries of the periphery, what is at work here is practicing certain creative-economic models of regeneration of cities in the name of the </text:span><text:span text:style-name="T25">modernization</text:span><text:span text:style-name="T24"> and </text:span><text:span text:style-name="T25">democratization</text:span><text:span text:style-name="T24"> of local society and its economy, within the framework of which are intertwined </text:span><text:span text:style-name="T25">national and neo-colonial modernization</text:span><text:span text:style-name="T24">, which act as accomplices in the process of producing the spaces of capitalist periphery.</text:span><text:span text:style-name="null"><text:span text:style-name="T27"> </text:span></text:span><text:span text:style-name="T23">What this is about is the implementation of new neoliberal regimes of producing cities and creating conditions for producing a new class geography in spaces where there are still populations of different social and economic status living together, and, naturally enough, the production of new mechanisms of flexibilisation of work and legislation in a project wherein the local environment continues to be produced as a resource for </text:span><text:span text:style-name="T26">the developed world</text:span><text:span text:style-name="T23">, and which is kept under control by means of carefully measured loans which create a condition of </text:span><text:span text:style-name="T26">debt slavery</text:span><text:span text:style-name="T23">. Through the use of art, culture and the cultural industry, </text:span><text:span text:style-name="T26">Western models</text:span><text:span text:style-name="T23"> of urban regenerations are implemented, the intention being to produce a quick effect of changing the function of the given space, increasing its symbolic capital, producing a new </text:span><text:span text:style-name="T26">identity</text:span><text:span text:style-name="T23"> of the city, introducing new forms of capitalist economy, as well as normalizing potential social conflicts.</text:span></text:p>
      <text:p text:style-name="P1"><text:span text:style-name="T1">Still, despite their above-mentioned instrumental function in the processes of reshaping cities, art, creativity and culture can also represent significant factors of the destabilization of such </text:span><text:span text:style-name="T2">smooth</text:span><text:span text:style-name="T1"> processes of capital-guided urban transformation, and can participate in producing a city based on different and more egalitarian relations, outside the proven exploitative relations of power and division of labor. For them to be established as such, it is necessary, to begin with, to articulate a radical class critique of the (newly established) capitalist relations in formerly socialist cities in Serbia, as well as a critique of the use of art and culture, and also to be engaged in continual theoretical-activistic-political work on producing different relations, which are anxiously articulated today through certain local practices in a state of </text:span><text:span text:style-name="T2">insobriety</text:span><text:span text:style-name="T1"> produced by the social transformation and the new rules of the game wherein (artistic and cultural) activism becomes an instrument of capital.</text:span></text:p>
      <text:list xml:id="list1290813176" text:continue-numbering="true" text:style-name="Outline">
        <text:list-item>
          <text:list>
            <text:list-item>
              <text:h text:style-name="P36" text:outline-level="2">Reference List</text:h>
            </text:list-item>
          </text:list>
        </text:list-item>
      </text:list>
      <text:p text:style-name="Standard"><text:span text:style-name="T16">Barok, Dušan. </text:span><text:span text:style-name="T18">On Participatory Art – Interview with Clear Bishop</text:span><text:span text:style-name="T16">. Prague: Transit Initiative, 29 July 2009. </text:span><text:a xlink:type="simple" xlink:href="http://www.academia.edu/771895/On_participatory_art_Interview_with_Claire_Bishop" text:style-name="Internet_20_link" text:visited-style-name="Visited_20_Internet_20_Link"><text:span text:style-name="T15">http://www.academia.edu/771895/On_participatory_art_Interview_with_Claire_Bishop</text:span></text:a><text:span text:style-name="T16"> </text:span></text:p>
      <text:p text:style-name="Standard"><text:a xlink:type="simple" xlink:href="http://en.wikipedia.org/wiki/Marshall_Berman" text:style-name="Internet_20_link" text:visited-style-name="Visited_20_Internet_20_Link"><text:span text:style-name="T9">Berman, Marshall</text:span></text:a><text:span text:style-name="citation"><text:span text:style-name="T16">. </text:span></text:span><text:a xlink:type="simple" xlink:href="http://books.google.co.uk/books?id=mox1ywiyhtgC" text:style-name="Internet_20_link" text:visited-style-name="Visited_20_Internet_20_Link"><text:span text:style-name="T10">All That Is Solid Melts into Air: The Experience of Modernity</text:span></text:a><text:span text:style-name="citation"><text:span text:style-name="T16">, Ringwood: Viking Penguin. 1988.</text:span></text:span><text:span text:style-name="T16"> </text:span></text:p>
      <text:p text:style-name="Standard"><text:span text:style-name="T21">Beograd 2020, </text:span><text:a xlink:type="simple" xlink:href="http://www.beograd2020.com/" text:style-name="Internet_20_link" text:visited-style-name="Visited_20_Internet_20_Link"><text:span text:style-name="T21">http://www.beograd2020.com/</text:span></text:a></text:p>
      <text:p text:style-name="Standard"><text:span text:style-name="T21">'Beograd na vodi: projekat vredan osam milijardi evra! [Belgrade on Water: A Project Worth Eight Billion Euros!]', </text:span><text:span text:style-name="T22">Večernje novosti</text:span><text:span text:style-name="T21">, (14 October 2013), </text:span><text:a xlink:type="simple" xlink:href="http://www.kurir-info.rs/beograd-na-vodi-projekat-vredan-osam-milijardi-evra-clanak-1034045" text:style-name="Internet_20_link" text:visited-style-name="Visited_20_Internet_20_Link"><text:span text:style-name="T21">http://www.kurir-info.rs/beograd-na-vodi-projekat-vredan-osam-milijardi-evra-clanak-1034045</text:span></text:a></text:p>
      <text:p text:style-name="Standard"><text:span text:style-name="T21">'Beograd na vodi ili političari u kampanji [Belgrade on Water or Politicians Campaigning]', </text:span><text:span text:style-name="T22">Politika</text:span><text:span text:style-name="T21">, (11 August 2013), </text:span><text:a xlink:type="simple" xlink:href="http://www.politika.rs/rubrike/Beograd/Beograd-na-vodi-ili-politicari-u-kampanji.lt.html" text:style-name="Internet_20_link" text:visited-style-name="Visited_20_Internet_20_Link"><text:span text:style-name="T21">http://www.politika.rs/rubrike/Beograd/Beograd-na-vodi-ili-politicari-u-kampanji.lt.html</text:span></text:a></text:p>
      <text:p text:style-name="P3"><text:span text:style-name="T1">Berry Slater, J. and Iles, A. </text:span><text:span text:style-name="T2">No Room to Move: Radical Art and Regenerate City</text:span><text:span text:style-name="T1">, London: Mute, 2010.</text:span></text:p>
      <text:p text:style-name="Standard"><text:span text:style-name="T22">Creative Europe</text:span><text:span text:style-name="T21">, </text:span><text:a xlink:type="simple" xlink:href="http://ec.europa.eu/culture/creative-europe/" text:style-name="Internet_20_link" text:visited-style-name="Visited_20_Internet_20_Link"><text:span text:style-name="T21">http://ec.europa.eu/culture/creative-europe/</text:span></text:a></text:p>
      <text:p text:style-name="Standard"><text:soft-page-break/><text:span text:style-name="T16">Dave Beech, 'Include Me Out!'. Blog entry, 1 September 2010, </text:span><text:a xlink:type="simple" xlink:href="http://visualintosocial.wordpress.com/category/talks/dave-beech-on-participation/" text:style-name="Internet_20_link" text:visited-style-name="Visited_20_Internet_20_Link"><text:span text:style-name="T15">http://visualintosocial.wordpress.com/category/talks/dave-beech-on-participation/</text:span></text:a><text:span text:style-name="T16"> </text:span></text:p>
      <text:p text:style-name="P3"><text:span text:style-name="T5">Castells, Manuel. </text:span><text:span text:style-name="T4">The Urban Question</text:span><text:span text:style-name="T5">, London: Edward Arnold, 1977.</text:span></text:p>
      <text:p text:style-name="P3"><text:span text:style-name="T5">Deutsche, Rosalyn and Gandel Rian, Cara, 'The fine art of gentrification' </text:span><text:span text:style-name="T4">October</text:span><text:span text:style-name="T5"> 31 (Winter, 1984): 91–111. </text:span></text:p>
      <text:p text:style-name="P3"><text:span text:style-name="T5">Foster, Hal. </text:span><text:span text:style-name="T4">The Return of the Real</text:span><text:span text:style-name="T5">, Massachusetts: MIT Press, 1996.</text:span></text:p>
      <text:p text:style-name="P3"><text:span text:style-name="T1">Florida, Richard. </text:span><text:span text:style-name="T3">Cities and the Creative Class</text:span><text:span text:style-name="T1">, London: Routledge, 2005. </text:span></text:p>
      <text:p text:style-name="Standard"><text:span text:style-name="T16">Florida, Richard. </text:span><text:a xlink:type="simple" xlink:href="http://en.wikipedia.org/wiki/The_Rise_of_the_Creative_Class" text:style-name="Internet_20_link" text:visited-style-name="Visited_20_Internet_20_Link"><text:span text:style-name="T10">The Rise of the Creative Class. And How It's Transforming Work, Leisure and Everyday Life</text:span></text:a><text:span text:style-name="T17">,</text:span><text:span text:style-name="T16"> London: Basic Books, 2002.</text:span></text:p>
      <text:p text:style-name="P3"><text:span text:style-name="T5">Glass, Ruth. </text:span><text:span text:style-name="T4">London: Aspects of Change</text:span><text:span text:style-name="T5">, London: Centre for Urban Studies, 1964.</text:span></text:p>
      <text:p text:style-name="Standard"><text:span text:style-name="T21">Grad na vodi – Luka Beograd [Water City – the Port of Belgrade]. </text:span><text:a xlink:type="simple" xlink:href="http://www.lukabeograd.com/GradNaVodi/Masterplan.html" text:style-name="Internet_20_link" text:visited-style-name="Visited_20_Internet_20_Link"><text:span text:style-name="T21">http://www.lukabeograd.com/GradNaVodi/Masterplan.html</text:span></text:a></text:p>
      <text:p text:style-name="Standard"><text:span text:style-name="T20">Grlja, Dušan. 'Antinomies of Post-Socialist Autonomy'. </text:span><text:span text:style-name="T19">Red Thread</text:span><text:span text:style-name="T20"> (2009), </text:span><text:a xlink:type="simple" xlink:href="http://www.red-thread.org/en/article.asp?a=16" text:style-name="Internet_20_link" text:visited-style-name="Visited_20_Internet_20_Link"><text:span text:style-name="T15">http://www.red-thread.org/en/article.asp?a=16</text:span></text:a><text:span text:style-name="T20"> </text:span></text:p>
      <text:p text:style-name="P3"><text:span text:style-name="T1">Harvey, David. </text:span><text:span text:style-name="T2">The Condition of Postmodernity</text:span><text:span text:style-name="T1">. Cambridge MA &amp; Oxford UK: Blackwell, 1992.</text:span></text:p>
      <text:p text:style-name="P3"><text:span text:style-name="T5">Harvey, David. </text:span><text:span text:style-name="T4">The Urbanization of Capital.</text:span><text:span text:style-name="T5"> Oxford: Basil Blackwell, 1985.</text:span></text:p>
      <text:p text:style-name="P3"><text:span text:style-name="T1">Harvey David. </text:span><text:span text:style-name="T2">Rebel Cities: From the Right to the City to the Urban Revolution</text:span><text:span text:style-name="T1">, London: Verso, 2012.</text:span></text:p>
      <text:p text:style-name="P3">'Incident na otkrivanju spomenika na Savskom trgu [Incident During the Unveiling of the Monument in Sava Square]', <text:span text:style-name="T6">Kurir</text:span>, 24 March 2012.</text:p>
      <text:p text:style-name="P3"><text:span text:style-name="T1">Jameson, Fredric</text:span><text:span text:style-name="T2">. Postmodernizam u kasnom kapitalizmu </text:span><text:span text:style-name="T1">[</text:span><text:span text:style-name="T2">Postmodernism in Late Capitalism</text:span><text:span text:style-name="T1">], Belgrade: KIZ Art Press, 1995.</text:span></text:p>
      <text:p text:style-name="P3"><text:span text:style-name="T5">Jones, Campbell and Murtola, Anna-Maria. 'Entrepreneurship, Crisis, Critique, in </text:span><text:span text:style-name="T1">Hjorth, Daniel (ed.) </text:span><text:span text:style-name="T2">Handbook on Organisational Entrepreneurship</text:span><text:span text:style-name="T1">, Edward Elgar: Northampton, 2012.</text:span></text:p>
      <text:p text:style-name="P3"><text:span text:style-name="T5">Jovanović, Miloš. </text:span><text:span text:style-name="T4">Constructing the National Capital,</text:span><text:span text:style-name="T5"> master diss., CEU Budapest, Hungary, 2008.</text:span></text:p>
      <text:p text:style-name="P3"><text:span text:style-name="T5">Knežević, Vida, Miletić, Marko. 'Beograd 2020. – Grad čuda, nova kulturna politika u Srbiji i prostori borbe [</text:span><text:span text:style-name="T4">Belgrade 2020 – A City of Wonder, the New Cultural Policy in Serbia and the Spaces of Struggle</text:span><text:span text:style-name="T5">]', in </text:span><text:span text:style-name="T1">Vilenica, Ana, kuda.org <text:s/></text:span><text:span text:style-name="T2">Na ruševinama kreativnog grada </text:span><text:span text:style-name="T1">[</text:span><text:span text:style-name="T2">On the Ruins of the Creative City</text:span><text:span text:style-name="T1">], Novi Sad: kuda.org, 2012.</text:span></text:p>
      <text:p text:style-name="Standard"><text:span text:style-name="citation"><text:span text:style-name="T16">Libby Porter and Kate Shaw (eds) </text:span></text:span><text:span text:style-name="citation"><text:span text:style-name="T18">Whose Urban Renaissance, </text:span></text:span><text:span text:style-name="citation"><text:span text:style-name="T16">London: Routledge, 2009.</text:span></text:span></text:p>
      <text:p text:style-name="P3">Luka Beograd. Grad na vodi [The Port of Belgrade – Water City]. http://www.lukabeograd.com/GradNaVodi/Masterplan.html</text:p>
      <text:p text:style-name="Standard"><text:span text:style-name="T21">Mikser [Mixer]. </text:span><text:a xlink:type="simple" xlink:href="http://blog.mikser.rs/o-mikseru.%2004.%20avgust%202013" text:style-name="Internet_20_link" text:visited-style-name="Visited_20_Internet_20_Link"><text:span text:style-name="T21">http://blog.mikser.rs/o-mikseru. 04th August 2013</text:span></text:a><text:span text:style-name="T21">.</text:span></text:p>
      <text:p text:style-name="P3"><text:span text:style-name="T5">Monthoux, Pierre Guillet de. 'Organising Reality Machines: Artepreneurs and the new Aesthetic Enlightenment', in </text:span><text:span text:style-name="T1">Hjorth, Daniel (ed.) </text:span><text:span text:style-name="T2">Handbook on Organisational Entrepreneurship</text:span><text:span text:style-name="T1">, <text:s/>Northampton: Edward Elgar, 2012.</text:span></text:p>
      <text:p text:style-name="P3"><text:span text:style-name="T1">Pasquinelli, Mateo. 'Kreativna sabotaža u fabrici kulture: umetnost, džentrifikacija i metropola [Creative Sabotage in the Culture Factory: Art, Gentrification and the Metropolis]', in Vilenica, Ana, kuda.org. </text:span><text:span text:style-name="T2">Na ruševinama kreativnog grada</text:span><text:span text:style-name="T1">, Novi Sad: kuda.org, 2012.</text:span></text:p>
      <text:p text:style-name="Standard"><text:span text:style-name="citation"><text:span text:style-name="T16">Peck, Jamie. 'The creativity fix' in </text:span></text:span><text:span text:style-name="citation"><text:span text:style-name="T18">Eurozine</text:span></text:span><text:span text:style-name="citation"><text:span text:style-name="T16">, 28 June 2007, available online: http://www.eurozine.com/articles/2007-06-28-peck-en.html</text:span></text:span></text:p>
      <text:p text:style-name="Standard"><text:span text:style-name="T21">'Pokrenut stečaj Luke Beograd [The Bankruptcy Procedure Initiated for the Port of Belgrade]', </text:span><text:span text:style-name="T22">Vreme</text:span><text:span text:style-name="T21">, 6 August 2013, </text:span><text:a xlink:type="simple" xlink:href="http://www.vreme.rs/cms/view.php?id=1130342" text:style-name="Internet_20_link" text:visited-style-name="Visited_20_Internet_20_Link"><text:span text:style-name="T21">http://www.vreme.rs/cms/view.php?id=1130342</text:span></text:a></text:p>
      <text:p text:style-name="P3">http://www.transparentnost.org.rs/ts_mediji/stampa/2009/11NOVEMBAR/27112009.htm.</text:p>
      <text:p text:style-name="Standard"><text:span text:style-name="T21">'Počela beogradizacija Beograda [The Belgradisation of Belgrade Begins]', </text:span><text:span text:style-name="T22">Blic</text:span><text:span text:style-name="T21">, 2 August 2010, </text:span><text:a xlink:type="simple" xlink:href="http://www.blic.rs/Vesti/Beograd/201025/Pocela-Beogradizacija-Beograda" text:style-name="Internet_20_link" text:visited-style-name="Visited_20_Internet_20_Link"><text:span text:style-name="T21">http://www.blic.rs/Vesti/Beograd/201025/Pocela-Beogradizacija-Beograda</text:span></text:a></text:p>
      <text:p text:style-name="Standard"><text:span text:style-name="citation"><text:span text:style-name="T16">Rikalović, Gojko. </text:span></text:span><text:span text:style-name="citation"><text:span text:style-name="T18">Kreativna Srbija: Novi pravci razvoja </text:span></text:span><text:span text:style-name="citation"><text:span text:style-name="T16">[</text:span></text:span><text:span text:style-name="citation"><text:span text:style-name="T18">Creative Serbia: New Directions of Development</text:span></text:span><text:span text:style-name="citation"><text:span text:style-name="T16">]. Belgrade: Anonymous said, 2011.</text:span></text:span></text:p>
      <text:p text:style-name="P1"><text:soft-page-break/><text:span text:style-name="T13">'Rudolf Džulijani u poseti Beogradu i SNS [Rudolph Giuliani Visits Belgrade and the Serbian Progressive Party]', </text:span><text:span text:style-name="T14">Politika</text:span><text:span text:style-name="T13">, 11 September 2012.</text:span></text:p>
      <text:p text:style-name="Standard"><text:span text:style-name="T21">Soho u Beogradu [Soho in Belgrade],</text:span><text:a xlink:type="simple" xlink:href="http://www2.lukabeograd.com/soho-bg.html" text:style-name="Internet_20_link" text:visited-style-name="Visited_20_Internet_20_Link"><text:span text:style-name="T21">http://www2.lukabeograd.com/soho-bg.html</text:span></text:a></text:p>
      <text:p text:style-name="P3"><text:span text:style-name="T5">Smith, Neil. </text:span><text:span text:style-name="T4">Uneven Development: Nature, Capital, and the Production of Space</text:span><text:span text:style-name="T5">, Oxford: Basil Blackwell, 1990.</text:span></text:p>
      <text:p text:style-name="P3"><text:span text:style-name="T5">Smith, Neil. </text:span><text:span text:style-name="T4">New Urban Frontier: Gentrification and the Revanchist City</text:span><text:span text:style-name="T5">. London: Routledge, 1996.</text:span></text:p>
      <text:p text:style-name="P3"><text:span text:style-name="T1">Tomić-Koludrović, Inga and Petrić, Mirko 'Creative Industries in Transition: Towards a Creative Economy?', in Švob-Đokić, Nada (ed.), </text:span><text:span text:style-name="T2">The Emerging Creative industries in Southeastern Europe</text:span><text:span text:style-name="T1">, Zagreb: Institute for International Relations, 2005.</text:span></text:p>
      <text:p text:style-name="Standard"><text:span text:style-name="T21">United Nations Creative Economy Report (UN CER), United Nations, 2008 </text:span><text:a xlink:type="simple" xlink:href="http://unctad.org/en/Docs/ditc20082cer_en.pdf" text:style-name="Internet_20_link" text:visited-style-name="Visited_20_Internet_20_Link"><text:span text:style-name="T21">http://unctad.org/en/Docs/ditc20082cer_en.pdf</text:span></text:a><text:span text:style-name="T21"> </text:span></text:p>
      <text:p text:style-name="Standard"><text:span text:style-name="T21">Urban Incubator Belgrade, </text:span><text:a xlink:type="simple" xlink:href="http://www.goethe.de/ins/cs/bel/prj/uic/enindex.htm" text:style-name="Internet_20_link" text:visited-style-name="Visited_20_Internet_20_Link"><text:span text:style-name="T21">http://www.goethe.de/ins/cs/bel/prj/uic/enindex.htm</text:span></text:a><text:span text:style-name="T21">. </text:span></text:p>
      <text:p text:style-name="Standard"><text:span text:style-name="T21">C5 – School of Urban Practices. </text:span><text:a xlink:type="simple" xlink:href="http://projectc5.blogspot.it/" text:style-name="Internet_20_link" text:visited-style-name="Visited_20_Internet_20_Link"><text:span text:style-name="T21">http://projectc5.blogspot.it/</text:span></text:a></text:p>
      <text:p text:style-name="P3">'Uskoro novo lice Savskog trga [Soon, a New Look of Sava Square]', <text:span text:style-name="T6">Blic</text:span>, 28 November 2011.</text:p>
      <text:p text:style-name="P3"><text:span text:style-name="T1">Vilenica, Ana, </text:span><text:span text:style-name="T2">Teorije i prakse aktivizma u umetnosti u drugoj polovini XX veka </text:span><text:span text:style-name="T1">[</text:span><text:span text:style-name="T2">Theories and Practices of Activism in Art in the Second Half of the 20th Century</text:span><text:span text:style-name="T1">], PhD thesis, The University of the Arts, University of Belgrade, Belgrade, Serbia, 2012.</text:span></text:p>
      <text:p text:style-name="P3"><text:span text:style-name="T1">Vilenica, Ana and kuda.org, 'Preuzmimo grad! Kako? [Let's Take Over the City! How?]' in Vilenica, Ana, kuda.org, <text:s/></text:span><text:span text:style-name="T2">Na ruševinama kreativnog grada</text:span><text:span text:style-name="T1">, Novi Sad: kuda.org, 2012.</text:span></text:p>
      <text:p text:style-name="P4">Vilenica, Ana. 'Soho u Beogradu – Umetnička elita u službi tajkuna [Soho in Belgrade – The Art Elite in the Service of Tycoons]', in Maribor 2012, 14 September 2011. http://82.149.22.226/~mobcinamb/index.php?ptype=8&amp;menu=0&amp;id=220&amp;Pid=617</text:p>
      <text:p text:style-name="P3"><text:span text:style-name="T1">Vuksanović-Macura, Zlata. </text:span><text:span text:style-name="T2">Život na ivici – Stanovanje sirotinje u Beogradu 1919–1941 </text:span><text:span text:style-name="T1">[</text:span><text:span text:style-name="T2">Living on the Edge – The Housing of the Poor in Belgrade 1919-1941</text:span><text:span text:style-name="T1">], Belgrade: Orion Art, 2012.</text:span></text:p>
      <text:p text:style-name="P3"><text:span text:style-name="T1">World Bank. </text:span><text:span text:style-name="T2">Entrepreeurship Snapshots 2010: Measuring the Impact of the Financial Crisis on new Business registration</text:span><text:span text:style-name="T1">, 2011.</text:span></text:p>
      <text:p text:style-name="P3"><text:span text:style-name="T1">Yudice, George. </text:span><text:span text:style-name="T2">The Expediency of Culture, Uses of Culture in the Global Era</text:span><text:span text:style-name="T1">, <text:s/>Durham and London: Duke University Press, 2003.</text:span></text:p>
      <text:p text:style-name="P3"><text:span text:style-name="T1">Zibechi, Raúl. </text:span><text:span text:style-name="T2">Territories in Resistance – A Cartography of Latin American Social Movements</text:span><text:span text:style-name="T1">, Edinburgh: AK Press, 2012.</text:span></text:p>
      <text:p text:style-name="P3"><text:span text:style-name="T1">Zukin, Sheron. </text:span><text:span text:style-name="T2">Cultures of the Cities</text:span><text:span text:style-name="T1">, Cambridge MA and Oxford UK: Blackwell, 1995.</text:span></text:p>
      <text:p text:style-name="Standard"><text:span text:style-name="T21">'Šeik ‘doneo’ BG na vodi, kredite… [The Sheikh ‘Brings’ Belgrade on Water, Loans]', </text:span><text:span text:style-name="T22">B92</text:span><text:span text:style-name="T21">, 12 December 2013, </text:span><text:a xlink:type="simple" xlink:href="http://www.b92.net/biz/vesti/srbija.php?yyyy=2013&amp;mm=12&amp;dd=12&amp;nav_id=788601" text:style-name="Internet_20_link" text:visited-style-name="Visited_20_Internet_20_Link"><text:span text:style-name="T21">http://www.b92.net/biz/vesti/srbija.php?yyyy=2013&amp;mm=12&amp;dd=12&amp;nav_id=78860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mily-generic="roman"/>
    <style:font-face style:name="Baskerville" svg:font-family="Baskervil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hr" fo:country="HR" style:font-size-asian="10pt" style:language-asian="hr" style:country-asian="H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hr" fo:country="HR" style:font-name-asian="Calibri2" style:font-size-asian="10pt" style:language-asian="hr" style:country-asian="H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7%"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fo:line-height="100%" fo:orphans="0" fo:widows="0" fo:hyphenation-ladder-count="no-limit"/>
      <style:text-properties style:font-name="Times New Roman" fo:font-size="12pt" style:letter-kerning="true" style:font-name-asian="Arial Unicode MS" style:font-size-asian="12pt" style:language-asian="hi" style:country-asian="IN" style:font-name-complex="Arial Unicode MS" style:font-size-complex="12pt" style:language-complex="hi" style:country-complex="IN"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name-asian="Times New Roman1"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left="0cm" fo:margin-right="0cm" fo:margin-top="0cm" fo:margin-bottom="0cm" fo:keep-together="always" fo:text-indent="0cm" style:auto-text-indent="false" fo:keep-with-next="always">
        <style:tab-stops/>
      </style:paragraph-properties>
      <style:text-properties fo:color="#2e74b5" style:font-name="Calibri Light" fo:font-size="13pt" style:font-name-asian="Times New Roman1"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footnote_20_text" style:display-name="footnote text" style:family="paragraph" style:parent-style-name="Standard" style:default-outline-level="" style:list-style-name="">
      <style:paragraph-properties fo:margin-top="0cm" fo:margin-bottom="0cm" fo:line-height="100%"/>
      <style:text-properties style:font-name="Times New Roman" fo:font-size="10pt" fo:language="en" fo:country="US" style:font-name-asian="Times New Roman1" style:font-size-asian="10pt" style:font-size-complex="10pt"/>
    </style:style>
    <style:style style:name="annotation_20_text" style:display-name="annotation text" style:family="paragraph" style:parent-style-name="Standard" style:default-outline-level="" style:list-style-name="">
      <style:paragraph-properties fo:margin-top="0cm" fo:margin-bottom="0cm" fo:line-height="100%" fo:orphans="0" fo:widows="0" fo:hyphenation-ladder-count="no-limit"/>
      <style:text-properties style:font-name="Times New Roman" fo:font-size="10pt" style:letter-kerning="true" style:font-name-asian="Arial Unicode MS" style:font-size-asian="10pt" style:language-asian="hi" style:country-asian="IN" style:font-name-complex="Mangal" style:font-size-complex="9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fo:language="sr" fo:country="RS" style:letter-kerning="true" style:font-name-asian="Times New Roman1" style:font-size-asian="12pt" style:language-asian="ar" style:country-asian="SA" style:font-size-complex="12pt"/>
    </style:style>
    <style:style style:name="Medium_20_Grid_20_21" style:display-name="Medium Grid 21" style:family="paragraph" style:default-outline-level="" style:list-style-name="">
      <style:paragraph-properties fo:orphans="2" fo:widows="2" style:writing-mode="lr-tb"/>
      <style:text-properties style:use-window-font-color="true" fo:font-size="11pt" style:font-size-asian="11pt" style:language-asian="en" style:country-asian="US" style:font-size-complex="11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size-complex="9pt"/>
    </style:style>
    <style:style style:name="annotation_20_subject" style:display-name="annotation subject" style:family="paragraph" style:parent-style-name="annotation_20_text" style:default-outline-level="" style:list-style-name="">
      <style:paragraph-properties fo:margin-top="0cm" fo:margin-bottom="0.282cm" fo:line-height="107%" fo:orphans="2" fo:widows="2" fo:hyphenation-ladder-count="no-limit"/>
      <style:text-properties fo:font-weight="bold" style:language-asian="en" style:country-asian="US" style:font-weight-asian="bold" style:font-weight-complex="bold" fo:hyphenate="true" fo:hyphenation-remain-char-count="2" fo:hyphenation-push-char-count="2"/>
    </style:style>
    <style:style style:name="Medium_20_Grid_20_22" style:display-name="Medium Grid 22" style:family="paragraph" style:default-outline-level="" style:list-style-name="">
      <style:paragraph-properties fo:orphans="2" fo:widows="2" style:writing-mode="lr-tb"/>
      <style:text-properties style:use-window-font-color="true" fo:font-size="11pt" style:font-size-asian="11pt" style:language-asian="en" style:country-asian="US" style:font-size-complex="11pt"/>
    </style:style>
    <style:style style:name="Bibliography" style:family="paragraph" style:parent-style-name="Standard" style:default-outline-level="" style:list-style-nam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Footnote_20_Text_20_Char" style:display-name="Footnote Text Char" style:family="text">
      <style:text-properties fo:font-size="10pt" style:font-size-asian="10pt" style:font-size-complex="10pt"/>
    </style:style>
    <style:style style:name="Текст_20_сноски_20_Знак" style:display-name="Текст сноски Знак" style:family="text">
      <style:text-properties style:font-name="Times New Roman" fo:font-size="10pt" fo:language="en" fo:country="US" style:font-name-asian="Times New Roman1" style:font-size-asian="10pt" style:font-name-complex="Times New Roman1" style:font-size-complex="10pt"/>
    </style:style>
    <style:style style:name="footnote_20_reference" style:display-name="footnote reference" style:family="text">
      <style:text-properties style:text-position="super 58%"/>
    </style:style>
    <style:style style:name="Footnote_20_Characters" style:display-name="Footnote Characters" style:family="text">
      <style:text-properties style:text-position="super 58%"/>
    </style:style>
    <style:style style:name="WW-Footnote_20_Reference" style:display-name="WW-Footnote Reference" style:family="text">
      <style:text-properties style:text-position="super 58%"/>
    </style:style>
    <style:style style:name="Основной_20_текст_20_Знак" style:display-name="Основной текст Знак" style:family="text">
      <style:text-properties style:font-name="Times New Roman" fo:font-size="12pt" style:letter-kerning="true" style:font-name-asian="Arial Unicode MS" style:font-size-asian="12pt" style:language-asian="hi" style:country-asian="IN" style:font-name-complex="Arial Unicode MS" style:font-size-complex="12pt" style:language-complex="hi" style:country-complex="IN"/>
    </style:style>
    <style:style style:name="Текст_20_комментария_20_Знак" style:display-name="Текст комментария Знак" style:family="text">
      <style:text-properties style:font-name="Times New Roman" fo:font-size="10pt" style:letter-kerning="true" style:font-name-asian="Arial Unicode MS" style:font-size-asian="10pt" style:language-asian="hi" style:country-asian="IN" style:font-name-complex="Mangal" style:font-size-complex="9pt" style:language-complex="hi" style:country-complex="IN"/>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Заголовок_20_1_20_Знак" style:display-name="Заголовок 1 Знак" style:family="text">
      <style:text-properties fo:color="#2e74b5" style:font-name="Calibri Light" fo:font-size="16pt" style:font-name-asian="Times New Roman1" style:font-size-asian="16pt" style:font-name-complex="Times New Roman1" style:font-size-complex="16pt"/>
    </style:style>
    <style:style style:name="Заголовок_20_2_20_Знак" style:display-name="Заголовок 2 Знак" style:family="text">
      <style:text-properties fo:color="#2e74b5" style:font-name="Calibri Light" fo:font-size="13pt" style:font-name-asian="Times New Roman1" style:font-size-asian="13pt" style:font-name-complex="Times New Roman1" style:font-size-complex="13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st" style:family="text"/>
    <style:style style:name="fbphotocaptiontext" style:family="text"/>
    <style:style style:name="apple-style-span" style:family="text"/>
    <style:style style:name="Текст_20_выноски_20_Знак" style:display-name="Текст выноски Знак" style:family="text">
      <style:text-properties style:font-name="Segoe UI" fo:font-size="9pt" style:font-size-asian="9pt" style:language-asian="en" style:country-asian="US" style:font-name-complex="Segoe UI1" style:font-size-complex="9pt"/>
    </style:style>
    <style:style style:name="citation" style:family="text"/>
    <style:style style:name="gg19x3e5r5c" style:family="text"/>
    <style:style style:name="c0a73qplu8k" style:family="text"/>
    <style:style style:name="dxz87p5" style:family="text"/>
    <style:style style:name="annotation_20_reference" style:display-name="annotation reference" style:family="text">
      <style:text-properties fo:font-size="8pt" style:font-size-asian="8pt" style:font-size-complex="8pt"/>
    </style:style>
    <style:style style:name="Тема_20_примечания_20_Знак" style:display-name="Тема примечания Знак" style:family="text">
      <style:text-properties style:font-name="Times New Roman" fo:font-size="10pt" fo:font-weight="bold" style:letter-kerning="true" style:font-name-asian="Arial Unicode MS" style:font-size-asian="10pt" style:language-asian="en" style:country-asian="US" style:font-weight-asian="bold" style:font-name-complex="Mangal" style:font-size-complex="9pt" style:language-complex="hi" style:country-complex="IN" style:font-weight-complex="bold"/>
    </style:style>
    <style:style style:name="null" style:family="text"/>
    <style:style style:name="reference-accessdate" style:family="text"/>
    <style:style style:name="Заголовок_20_3_20_Знак" style:display-name="Заголовок 3 Знак" style:family="text" style:parent-style-name="Default_20_Paragraph_20_Font">
      <style:text-properties fo:color="#4f81bd" style:font-name="Cambria" fo:font-size="11pt" fo:font-weight="bold" style:font-size-asian="11pt" style:language-asian="en" style:country-asian="US" style:font-weight-asian="bold" style:font-size-complex="11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Arial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646cm" fo:text-indent="-1.693cm" fo:margin-left="2.646cm"/>
        </style:list-level-properties>
      </text:list-level-style-number>
      <text:list-level-style-number text:level="2" style:num-suffix="." style:num-format="a">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variable"/>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3.34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 k a d e m i j a  u m e t n o s t i  u  N o v o m  S a d u</dc:title>
    <meta:initial-creator>samsung</meta:initial-creator>
    <dc:creator>Léna Robin</dc:creator>
    <meta:editing-cycles>30</meta:editing-cycles>
    <meta:print-date>2013-12-12T16:06:00</meta:print-date>
    <meta:creation-date>2015-09-21T11:07:00</meta:creation-date>
    <dc:date>2015-10-28T14:49:21</dc:date>
    <meta:editing-duration>PT1H4M32S</meta:editing-duration>
    <meta:generator>OpenOffice/4.1.1$Unix OpenOffice.org_project/411m6$Build-9775</meta:generator>
    <meta:document-statistic meta:table-count="0" meta:image-count="0" meta:object-count="0" meta:page-count="11" meta:paragraph-count="108" meta:word-count="6442" meta:character-count="42674"/>
    <meta:user-defined meta:name="AppVersion">14.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